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754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15.822cm"/>
    </style:style>
    <style:style style:name="ro1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Скоро в отпуск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Фасон с рюшами и воланами подчеркивает женственность и красоту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Летящее игривое, оно станет вашей желанной одеждой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Весенний сарафан с открытым декольте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Замечательный выбор в жаркие летние дни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Яркое летнее платье с открытыми плечами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свободного кроя с резинкой на талии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с отличной и комфортной посадкой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Модное шифоновое платье на завязках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1" office:value-type="string" calcext:value-type="string">
            <text:p>Собираемся на вечеринку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Трендовое платье для любой вечеринки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для создания молодежного имиджа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разничное платье для вечеринки или свадьбы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Идеальная базовая вещь для гардероба современной девушки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Очаровательное мини-платье для девушки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Облегающее платье с пышной юбкой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, украшенное необычным орнаментом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, подчеркивающее достоинство фигуры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Для романтичных встреч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Нарядное платье из струящейся воздушной ткани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Платье с необычно пышными обьемными рукавами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Эстетическое маленькое черное платье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Трендовое короткое платье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Платье с глубоким декольте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Платье для фантастически нежного женственного образа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Платье приталенного силуэта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Необычайно красивое платье для создания яркого образа</text:p>
          </table:table-cell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3" office:value-type="string" calcext:value-type="string">
            <text:p>Идем на концерт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Ультрамодное платье для создания потрясающего образа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Платье легкое винтажное и утонченное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Красивое нарядное платье с коротким рукавом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Платье с нежным цветочным принтом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Шикарное платье из струящейся ткани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Женское празничное платье с цветочным принтом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Трендовое женское платье длины макси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Блестящее открытое платье бирюзового цвета</text:p>
          </table:table-cell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Главный день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Оригинальное свадебное платье в необычном цвете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Роскошное макси-платье приталенного силуэта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с воздушной многослойной юбкой и драпировкой в области груди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Длинное свадебное платье для романтичного образа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отрясающее корсетное свадебное платье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рекрасное летнее платье для свадьбы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Уникальное свадебное платье приталенного силуэта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Нарядное платье с расклешенной юбкой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В ожидании чуда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для беременных и кормящих мамочек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Классическое базовое милое платье для будущих мам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ревосходно садится по фигуре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, отличающее удобством и практичностью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Нарядное шифоновое платье с завышенной талией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Изящное платье миди для беременных с идеальной обтягивающей посадкой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Стильной платье силуэта оверсайз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Легкое свободное из хлопкового материала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Праздник к нам пришел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вечернее праздничное с открытыми плечами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Стильное соблазнительное и красивое платье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Эффектное изысканное платье для неповторимого образа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футляр празничное нарядное обтягивающее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, прекрасно акцентирующее привлекательность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Летнее женское праздничное платье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рекрасный выбор для торжественного вечера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шифон из высококачественного материала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Мир чудесен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идеально подойдет для прогулок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Идеально подходит для пляжного отдыха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овседневное платье для прогулок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Короткое, легкое, создано для того, чтобы насладиться всеми прелестями жаркого солнца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овседневное укороченное платье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крестьянки миди повседневное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прямого покроя с оверсайз рукавом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женское свободного покроя в славянском стиле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Платье в сдержанном стиле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1">Идеальное п</text:span>латье для свадьбы или выпускного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платье на последний звонок</text:p>
          </table:table-cell>
          <table:table-cell table:number-columns-repeated="63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2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62" table:default-cell-style-name="Default"/>
        <table:table-row table:style-name="ro1">
          <table:table-cell table:style-name="ce9" office:value-type="string" calcext:value-type="string">
            <text:p>&lt;div class="product-box container d-flex justify-content-between mt-5"&gt;</text:p>
            <text:p>    &lt;div class="card" style="width: 18rem;"&gt;</text:p>
            <text:p>      &lt;a href="1.html"&gt;&lt;img src="img_resized/141.jpg" class="card-img-top" alt="тут картинка"&gt;&lt;/a&gt;</text:p>
            <text:p>      &lt;div class="card-body"&gt;</text:p>
            <text:p>        &lt;a href="senior.html"&gt;</text:p>
            <text:p>          &lt;h5 class="card-title"&gt;У нас выпускной&lt;/h5&gt;&lt;/a&gt;</text:p>
            <text:p/>
            <text:p>        &lt;p class="card-text"&gt;Платье макси с фигурным силуэтом в алом цвете&lt;/p&gt;</text:p>
            <text:p>        &lt;a href="#" class="btn btn-primary" data-sb-id-or-vendor-code="артикул" data-sb-product-name="Название товара"</text:p>
            <text:p>          data-sb-product-price="Цена" data-sb-product-quantity="1"</text:p>
            <text:p>          &lt;a href="#"data-sb-product-img="/img_resized/141.jpg"&gt;Купить&lt;/a&gt;</text:p>
            <text:p>      &lt;/div&gt;</text:p>
            <text:p>    &lt;/div&gt;</text:p>
            <text:p/>
          </table:table-cell>
          <table:table-cell office:value-type="string" calcext:value-type="string">
            <text:p> &lt;div class="card" style="width: 18rem;"&gt;</text:p>
            <text:p>      &lt;a href="img/17.jpg"&gt;&lt;img src="img_resized/171.jpg" class="card-img-top" alt="тут картинка"&gt;&lt;/a&gt;</text:p>
            <text:p>      &lt;div class="card-body"&gt;</text:p>
            <text:p>        &lt;a href="vacation.html"&gt;</text:p>
            <text:p>          &lt;h5 class="card-title"&gt;Скоро в отпуск&lt;/h5&gt;&lt;/a&gt;</text:p>
            <text:p>        &lt;p class="card-text"&gt;Платье из шелка в оранжевом оттенке&lt;/p&gt;</text:p>
            <text:p>        &lt;a href="#" class="btn btn-primary"&gt;Купить&lt;/a&gt;</text:p>
            <text:p>      &lt;/div&gt;</text:p>
            <text:p>    &lt;/div&gt;</text:p>
          </table:table-cell>
          <table:table-cell table:number-columns-repeated="62"/>
        </table:table-row>
        <table:table-row table:style-name="ro1">
          <table:table-cell table:style-name="ce9"/>
          <table:table-cell table:number-columns-repeated="63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3" table:style-name="ta3">
        <table:table-column table:style-name="co2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₽</number:text>
    </number:number-style>
    <number:number-style style:name="N133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  <number:text> ₽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2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2P2" style:volatile="true">
      <number:text> </number:text>
      <number:fill-character> </number:fill-character>
      <number:text>- ₽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36P0" style:volatile="true">
      <number:number number:decimal-places="0" number:min-decimal-places="0" number:min-integer-digits="1" number:grouping="true"/>
      <number:text> ₽</number:text>
    </number:number-style>
    <number:number-style style:name="N136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2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PM10</meta:initial-creator>
    <meta:creation-date>2024-05-27T10:07:12</meta:creation-date>
    <dc:date>2024-06-03T22:20:22.914971653</dc:date>
    <meta:editing-duration>PT7H35M32S</meta:editing-duration>
    <meta:editing-cycles>2</meta:editing-cycles>
    <meta:generator>LibreOffice/7.3.7.2$Linux_X86_64 LibreOffice_project/30$Build-2</meta:generator>
    <meta:document-statistic meta:table-count="3" meta:cell-count="77" meta:object-count="0"/>
  </office:meta>
</office:document-meta>
</file>